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Code" style:list-style-name="L1"/>
    <style:style style:name="P7" style:family="paragraph" style:parent-style-name="Code" style:list-style-name="L1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3">History<text:tab/>1</text:p>
          <text:p text:style-name="P2">V 0.1.0 24.jul.2025<text:tab/>1</text:p>
          <text:p text:style-name="P3">Intro<text:tab/>1</text:p>
          <text:p text:style-name="P2">Goal<text:tab/>1</text:p>
          <text:p text:style-name="P2">Setup 4 Raspi Imager<text:tab/>1</text:p>
          <text:p text:style-name="P2">Raspi-config<text:tab/>2</text:p>
          <text:p text:style-name="P2">Copy files to target<text:tab/>2</text:p>
          <text:p text:style-name="P2">Update System<text:tab/>2</text:p>
          <text:p text:style-name="P2">Run setup script<text:tab/>2</text:p>
          <text:p text:style-name="P3">Jenkins<text:tab/>2</text:p>
          <text:p text:style-name="P3">Questions<text:tab/>3</text:p>
          <text:p text:style-name="P2">Info<text:tab/>3</text:p>
          <text:p text:style-name="P3">Links<text:tab/>4</text:p>
          <text:p text:style-name="P2">Culture<text:tab/>4</text:p>
          <text:p text:style-name="P2">Profiles<text:tab/>4</text:p>
          <text:p text:style-name="P2">Other<text:tab/>4</text:p>
        </text:index-body>
      </text:table-of-content>
      <text:h text:style-name="Heading_20_1" text:outline-level="1">History</text:h>
      <text:h text:style-name="Heading_20_2" text:outline-level="2">V 0.1.0 24.jul.2025</text:h>
      <text:p text:style-name="Text_20_body">First try/First Creation</text:p>
      <text:h text:style-name="Heading_20_1" text:outline-level="1">Intro</text:h>
      <text:h text:style-name="Heading_20_2" text:outline-level="2">Goal</text:h>
      <text:p text:style-name="Text_20_body">Use Raspi at master side for camera and Jenkins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<text:soft-page-break/>Raspi-config</text:h>
      <text:p text:style-name="Text_20_body"/>
      <text:list xml:id="list4022986051380858783" text:style-name="L1">
        <text:list-item>
          <text:p text:style-name="P7">Display options</text:p>
          <text:list>
            <text:list-item>
              <text:p text:style-name="P7">VNC Reslolution</text:p>
              <text:list>
                <text:list-item>
                  <text:p text:style-name="P6">1280x720</text:p>
                </text:list-item>
              </text:list>
            </text:list-item>
          </text:list>
        </text:list-item>
        <text:list-item>
          <text:p text:style-name="P7">Interface options</text:p>
          <text:list>
            <text:list-item>
              <text:p text:style-name="P7">VNC</text:p>
              <text:list>
                <text:list-item>
                  <text:p text:style-name="P7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-v <text:s/>%USER%@%TARGET%:~</text:p>
      <text:p text:style-name="P1">Make scripts executable</text:p>
      <text:p text:style-name="Code">ssh %USER%@%TARGET% chmod a+rwx *.sh</text:p>
      <text:h text:style-name="Heading_20_2" text:outline-level="2">Update System</text:h>
      <text:p text:style-name="P1">Execute install_basics.sh script (as root)</text:p>
      <text:p text:style-name="Code">apt update<text:line-break/>apt full-upgrade -y 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apt install mc -y<text:line-break/>apt install telnet -y</text:p>
      <text:h text:style-name="Heading_20_2" text:outline-level="2">Run setup script</text:h>
      <text:p text:style-name="Text_20_body"/>
      <text:h text:style-name="P4" text:outline-level="1">Jenkins</text:h>
      <text:p text:style-name="Text_20_body">Follow instructions from</text:p>
      <text:p text:style-name="Code">https://pkg.jenkins.io/debian/</text:p>
      <text:p text:style-name="Text_20_body"><text:soft-page-break/>nach reboot erreichbar mit</text:p>
      <text:p text:style-name="Code">http://aekarina.kwangya:8080/</text:p>
      <text:p text:style-name="Text_20_body">Found initial password<text:line-break/>Paste into browser</text:p>
      <text:h text:style-name="Heading_20_3" text:outline-level="3">User anlegen</text:h>
      <text:p text:style-name="Text_20_body">Aegiselle<text:line-break/>wlwpf1030<text:line-break/>(rest dummy info)</text:p>
      <text:h text:style-name="Heading_20_3" text:outline-level="3">Change HTTP Port</text:h>
      <text:p text:style-name="Text_20_body">/etc/default/jenkins</text:p>
      <text:p text:style-name="Text_20_body">edit as root</text:p>
      <text:p text:style-name="Text_20_body">HTTP_PORT=80</text:p>
      <text:h text:style-name="Heading_20_3" text:outline-level="3">Other 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p text:style-name="Text_20_body"/>
      <text:p text:style-name="Text_20_body">check</text:p>
      <text:p text:style-name="Code">netstat -tan</text:p>
      <text:h text:style-name="Heading_20_1" text:outline-level="1">Video cameras</text:h>
      <text:p text:style-name="Text_20_body">Show with</text:p>
      <text:p text:style-name="Code">ffplay -fs /dev/video0</text:p>
      <text:p text:style-name="Text_20_body"/>
      <text:h text:style-name="Heading_20_1" text:outline-level="1">Questions</text:h>
      <text:p text:style-name="Text_20_body">Jenkins in headless environement</text:p>
      <text:p text:style-name="Text_20_body">How to know wich video cannels exists</text:p>
      <text:p text:style-name="Text_20_body"/>
      <text:h text:style-name="Heading_20_2" text:outline-level="2">Info</text:h>
      <text:p text:style-name="P1">Locatoion of .desktop files<text:line-break/><text:soft-page-break/>/usr/share/applications<text:line-break/>(created in raspi but empty)</text:p>
      <text:p text:style-name="P1">/usr/local/share/applications<text:line-break/>(not used in raspi)</text:p>
      <text:p text:style-name="P1">~/.local/share/applications<text:line-break/>(created in raspi but empty)</text:p>
      <text:h text:style-name="P5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master_raspi.odt</text:file-name><text:tab/><text:tab/><text:date style:data-style-name="N75" text:date-value="2025-07-26T14:03:34.31">Jul 26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5H26M13S</meta:editing-duration>
    <meta:editing-cycles>14</meta:editing-cycles>
    <meta:generator>OpenOffice/4.1.15$Win32 OpenOffice.org_project/4115m2$Build-9813</meta:generator>
    <dc:date>2025-07-26T14:03:34.28</dc:date>
    <meta:document-statistic meta:table-count="0" meta:image-count="0" meta:object-count="0" meta:page-count="5" meta:paragraph-count="84" meta:word-count="272" meta:character-count="1952"/>
  </office:meta>
</office:document-meta>
</file>